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75cm" fo:min-width="1.17cm"/>
    </style:style>
    <style:style style:name="gr2" style:family="graphic" style:parent-style-name="objectwithoutfill">
      <style:graphic-properties svg:stroke-width="0.102cm" svg:stroke-color="#ffd428" draw:marker-start-width="0.355cm" draw:marker-end-width="0.35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472702" draw:marker-start-width="0.356cm" draw:marker-end-width="0.35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871cm"/>
      <style:paragraph-properties style:writing-mode="lr-tb"/>
    </style:style>
    <style:style style:name="gr6" style:family="graphic" style:parent-style-name="standard">
      <style:graphic-properties svg:stroke-width="0.102cm" svg:stroke-color="#472702" draw:marker-start-width="0.356cm" draw:marker-end-width="0.356cm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0.3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476cm"/>
      <style:paragraph-properties style:writing-mode="lr-tb"/>
    </style:style>
    <style:style style:name="gr10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fo:min-height="0.795cm"/>
      <style:paragraph-properties style:writing-mode="lr-tb"/>
    </style:style>
    <style:style style:name="gr12" style:family="graphic" style:parent-style-name="standard">
      <style:graphic-properties svg:stroke-width="0.102cm" svg:stroke-color="#ffd428" draw:marker-start-width="0.356cm" draw:marker-end-width="0.356cm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fo:min-height="0.336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08cm" fo:min-width="0cm" fo:padding-top="0.15cm" fo:padding-bottom="0.15cm" fo:padding-left="0.275cm" fo:padding-right="0.275cm"/>
    </style:style>
    <style:style style:name="gr16" style:family="graphic" style:parent-style-name="objectwithoutfill">
      <style:graphic-properties draw:marker-end="Arrowheads_20_1" draw:marker-end-width="0.152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658cm" fo:min-width="2.306cm"/>
    </style:style>
    <style:style style:name="gr18" style:family="graphic" style:parent-style-name="standard">
      <style:graphic-properties draw:stroke="none" svg:stroke-color="#000000" draw:fill="none" draw:fill-color="#ffffff" fo:min-height="0.794cm"/>
      <style:paragraph-properties style:writing-mode="lr-tb"/>
    </style:style>
    <style:style style:name="gr19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02cm" svg:stroke-color="#2a6099" draw:marker-start-width="0.356cm" draw:marker-end-width="0.356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svg:stroke-color="#00a933" draw:marker-start-width="0.356cm" draw:marker-end-width="0.356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02cm" svg:stroke-color="#2a6099" draw:marker-start-width="0.356cm" draw:marker-end-width="0.356cm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svg:stroke-width="0.102cm" svg:stroke-color="#00a933" draw:marker-start-width="0.356cm" draw:marker-end-width="0.356cm" draw:textarea-vertical-align="middle" fo:padding-top="0.176cm" fo:padding-bottom="0.176cm" fo:padding-left="0.301cm" fo:padding-right="0.301cm"/>
    </style:style>
    <style:style style:name="gr24" style:family="graphic" style:parent-style-name="standard">
      <style:graphic-properties draw:textarea-horizontal-align="justify" draw:textarea-vertical-align="middle" draw:auto-grow-height="false" fo:min-height="1.775cm" fo:min-width="1.169cm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solid" draw:fill-color="#000000" draw:textarea-horizontal-align="justify" draw:textarea-vertical-align="middle" draw:auto-grow-height="false" fo:min-height="0.081cm" fo:min-width="0cm" fo:padding-top="0.15cm" fo:padding-bottom="0.15cm" fo:padding-left="0.275cm" fo:padding-right="0.275cm"/>
    </style:style>
    <style:style style:name="gr26" style:family="graphic" style:parent-style-name="standard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3.59999990463257pt" style:font-size-asian="3.59999990463257pt" style:font-size-complex="3.59999990463257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3.20000004768372pt" style:font-size-asian="3.20000004768372pt" style:font-size-complex="3.200000047683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669cm" svg:height="3.238cm" svg:x="4.84cm" svg:y="6.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" draw:text-style-name="P2" xml:id="id5" draw:id="id5" draw:layer="layout" svg:x1="6.517cm" svg:y1="7.668cm" svg:x2="7.987cm" svg:y2="7.668cm">
            <text:p/>
          </draw:line>
          <draw:line draw:style-name="gr3" draw:text-style-name="P2" xml:id="id3" draw:id="id3" draw:layer="layout" svg:x1="6.52cm" svg:y1="8.174cm" svg:x2="7.99cm" svg:y2="8.174cm">
            <text:p/>
          </draw:line>
          <draw:line draw:style-name="gr4" draw:text-style-name="P2" xml:id="id1" draw:id="id1" draw:layer="layout" svg:x1="6.496cm" svg:y1="8.706cm" svg:x2="7.966cm" svg:y2="8.706cm">
            <text:p/>
          </draw:line>
          <draw:frame draw:style-name="gr5" draw:text-style-name="P3" draw:layer="layout" svg:width="3.843cm" svg:height="1.121cm" svg:x="10.428cm" svg:y="2.375cm">
            <draw:text-box>
              <text:p><text:span text:style-name="T1">Mega</text:span></text:p>
              <text:p><text:span text:style-name="T1">Pwr &amp; Gnd Header</text:span></text:p>
            </draw:text-box>
          </draw:frame>
          <draw:connector draw:style-name="gr6" draw:text-style-name="P1" draw:layer="layout" svg:x1="7.966cm" svg:y1="8.706cm" svg:x2="14.278cm" svg:y2="6.584cm" draw:start-shape="id1" draw:start-glue-point="1" draw:end-shape="id2" draw:end-glue-point="3" svg:d="M7966 8706h3182v-2122h3130" svg:viewBox="0 0 6313 2123">
            <text:p/>
          </draw:connector>
          <draw:frame draw:style-name="gr7" draw:text-style-name="P4" xml:id="id10" draw:id="id10" draw:layer="layout" svg:width="1.161cm" svg:height="0.562cm" svg:x="14.296cm" svg:y="6.686cm">
            <draw:text-box>
              <text:p><text:span text:style-name="T2">GND</text:span></text:p>
            </draw:text-box>
          </draw:frame>
          <draw:frame draw:style-name="gr8" draw:text-style-name="P5" xml:id="id8" draw:id="id8" draw:layer="layout" svg:width="0.985cm" svg:height="0.587cm" svg:x="14.252cm" svg:y="5.923cm">
            <draw:text-box>
              <text:p><text:span text:style-name="T3">5v</text:span></text:p>
            </draw:text-box>
          </draw:frame>
          <draw:frame draw:style-name="gr9" draw:text-style-name="P5" xml:id="id4" draw:id="id4" draw:layer="layout" svg:width="1.217cm" svg:height="0.726cm" svg:x="14.25cm" svg:y="4.713cm">
            <draw:text-box>
              <text:p><text:span text:style-name="T4">IOREF</text:span></text:p>
            </draw:text-box>
            <draw:glue-point draw:id="4" svg:x="2.627cm" svg:y="-5cm"/>
            <draw:glue-point draw:id="5" svg:x="1.81cm" svg:y="-4.466cm"/>
          </draw:frame>
          <draw:frame draw:style-name="gr7" draw:text-style-name="P4" xml:id="id2" draw:id="id2" draw:layer="layout" svg:width="1.169cm" svg:height="0.562cm" svg:x="14.278cm" svg:y="6.303cm">
            <draw:text-box>
              <text:p><text:span text:style-name="T2">GND</text:span></text:p>
            </draw:text-box>
            <draw:glue-point draw:id="4" svg:x="3.253cm" svg:y="-4.603cm"/>
          </draw:frame>
          <draw:connector draw:style-name="gr10" draw:text-style-name="P1" draw:layer="layout" svg:x1="7.99cm" svg:y1="8.174cm" svg:x2="14.25cm" svg:y2="5.076cm" draw:start-shape="id3" draw:start-glue-point="1" draw:end-shape="id4" svg:d="M7990 8174h3156v-3098h3104" svg:viewBox="0 0 6261 3099">
            <text:p/>
          </draw:connector>
          <draw:frame draw:style-name="gr11" draw:text-style-name="P3" draw:layer="layout" svg:width="2.712cm" svg:height="1.045cm" svg:x="15.973cm" svg:y="11.941cm">
            <draw:text-box>
              <text:p><text:span text:style-name="T1">Mega</text:span></text:p>
              <text:p><text:span text:style-name="T1">Digital Header</text:span></text:p>
            </draw:text-box>
          </draw:frame>
          <draw:connector draw:style-name="gr12" draw:text-style-name="P1" draw:layer="layout" svg:x1="7.988cm" svg:y1="7.668cm" svg:x2="14.261cm" svg:y2="9.466cm" draw:start-shape="id5" draw:start-glue-point="1" draw:end-shape="id6" draw:end-glue-point="3" svg:d="M7988 7668h3162v1798h3111" svg:viewBox="0 0 6274 1799">
            <text:p/>
          </draw:connector>
          <draw:frame draw:style-name="gr13" draw:text-style-name="P5" xml:id="id6" draw:id="id6" draw:layer="layout" svg:width="0.967cm" svg:height="0.586cm" svg:x="14.261cm" svg:y="9.173cm">
            <draw:text-box>
              <text:p><text:span text:style-name="T3">12</text:span></text:p>
            </draw:text-box>
          </draw:frame>
          <draw:g>
            <draw:glue-point draw:id="4" svg:x="-4.375cm" svg:y="-3.126cm"/>
            <draw:custom-shape draw:style-name="gr14" draw:text-style-name="P2" draw:layer="layout" svg:width="0.342cm" svg:height="0.381cm" svg:x="14.11cm" svg:y="4.50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342cm" svg:height="0.38cm" svg:x="14.11cm" svg:y="4.88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342cm" svg:height="0.38cm" svg:x="14.109cm" svg:y="5.261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svg:x="14.109cm" svg:y="5.6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svg:x="14.109cm" svg:y="6.01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342cm" svg:height="0.38cm" svg:x="14.109cm" svg:y="6.395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342cm" svg:height="0.38cm" svg:x="14.107cm" svg:y="6.77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svg:x="14.107cm" svg:y="7.152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glue-point draw:id="4" svg:x="-4.375cm" svg:y="-3.126cm"/>
              <draw:custom-shape draw:style-name="gr14" draw:text-style-name="P2" draw:layer="layout" svg:width="0.342cm" svg:height="0.381cm" svg:x="14.099cm" svg:y="8.881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342cm" svg:height="0.381cm" svg:x="14.099cm" svg:y="9.26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342cm" svg:height="0.381cm" svg:x="14.097cm" svg:y="9.63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342cm" svg:height="0.381cm" svg:x="14.097cm" svg:y="10.018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342cm" svg:height="0.381cm" svg:x="14.097cm" svg:y="10.393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342cm" svg:height="0.381cm" svg:x="14.097cm" svg:y="10.772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342cm" svg:height="0.381cm" svg:x="14.096cm" svg:y="11.15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2" draw:layer="layout" svg:width="0.342cm" svg:height="0.381cm" svg:x="14.096cm" svg:y="11.53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4" draw:text-style-name="P2" draw:layer="layout" svg:width="0.342cm" svg:height="0.381cm" svg:x="14.097cm" svg:y="11.90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svg:x="14.097cm" svg:y="12.28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svg:x="14.096cm" svg:y="12.66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svg:x="14.096cm" svg:y="13.04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6" draw:text-style-name="P6" draw:layer="layout" svg:x1="16.163cm" svg:y1="12.612cm" svg:x2="14.563cm" svg:y2="11.583cm">
            <text:p/>
          </draw:line>
          <draw:custom-shape draw:style-name="gr17" draw:text-style-name="P1" draw:layer="layout" svg:width="2.958cm" svg:height="3.06cm" svg:x="4.449cm" svg:y="12.56cm">
            <draw:glue-point draw:id="10" svg:x="4.766cm" svg:y="-2.653cm"/>
            <draw:glue-point draw:id="11" svg:x="4.766cm" svg:y="-0.723cm"/>
            <draw:glue-point draw:id="12" svg:x="4.795cm" svg:y="1.099cm"/>
            <draw:glue-point draw:id="13" svg:x="4.708cm" svg:y="2.945cm"/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111.99611461875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16" draw:text-style-name="P6" draw:layer="layout" svg:x1="12.986cm" svg:y1="3.369cm" svg:x2="13.94cm" svg:y2="4.532cm">
            <text:p/>
          </draw:line>
          <draw:frame draw:style-name="gr18" draw:text-style-name="P3" draw:layer="layout" svg:width="2.712cm" svg:height="1.044cm" svg:x="3.095cm" svg:y="4.814cm">
            <draw:text-box>
              <text:p><text:span text:style-name="T1">Direction Servo</text:span></text:p>
            </draw:text-box>
          </draw:frame>
          <draw:line draw:style-name="gr16" draw:text-style-name="P6" draw:layer="layout" svg:x1="3.518cm" svg:y1="5.749cm" svg:x2="4.55cm" svg:y2="7.034cm">
            <text:p/>
          </draw:line>
          <draw:frame draw:style-name="gr11" draw:text-style-name="P3" draw:layer="layout" svg:width="2.712cm" svg:height="1.045cm" svg:x="2.69cm" svg:y="10.493cm">
            <draw:text-box>
              <text:p><text:span text:style-name="T1">HuskyLens</text:span></text:p>
              <text:p><text:span text:style-name="T1">AI</text:span></text:p>
            </draw:text-box>
          </draw:frame>
          <draw:line draw:style-name="gr16" draw:text-style-name="P6" draw:layer="layout" svg:x1="3.213cm" svg:y1="11.41cm" svg:x2="4.245cm" svg:y2="12.695cm">
            <text:p/>
          </draw:line>
          <draw:line draw:style-name="gr3" draw:text-style-name="P2" xml:id="id7" draw:id="id7" draw:layer="layout" svg:x1="7.332cm" svg:y1="13.279cm" svg:x2="8.802cm" svg:y2="13.279cm">
            <text:p/>
          </draw:line>
          <draw:line draw:style-name="gr19" draw:text-style-name="P2" xml:id="id9" draw:id="id9" draw:layer="layout" svg:x1="7.325cm" svg:y1="13.877cm" svg:x2="8.795cm" svg:y2="13.877cm">
            <text:p/>
          </draw:line>
          <draw:line draw:style-name="gr20" draw:text-style-name="P2" xml:id="id11" draw:id="id11" draw:layer="layout" svg:x1="7.321cm" svg:y1="14.416cm" svg:x2="8.781cm" svg:y2="14.417cm">
            <text:p/>
          </draw:line>
          <draw:line draw:style-name="gr21" draw:text-style-name="P2" xml:id="id12" draw:id="id12" draw:layer="layout" svg:x1="7.311cm" svg:y1="14.975cm" svg:x2="8.781cm" svg:y2="14.975cm">
            <text:p/>
          </draw:line>
          <draw:connector draw:style-name="gr10" draw:text-style-name="P1" draw:layer="layout" svg:x1="8.802cm" svg:y1="13.279cm" svg:x2="14.252cm" svg:y2="6.216cm" draw:start-shape="id7" draw:start-glue-point="1" draw:end-shape="id8" draw:end-glue-point="3" svg:d="M8802 13279h2751v-7063h2699" svg:viewBox="0 0 5451 7064">
            <text:p/>
          </draw:connector>
          <draw:connector draw:style-name="gr6" draw:text-style-name="P1" draw:layer="layout" svg:x1="8.795cm" svg:y1="13.877cm" svg:x2="14.296cm" svg:y2="6.967cm" draw:start-shape="id9" draw:start-glue-point="1" draw:end-shape="id10" draw:end-glue-point="3" svg:d="M8795 13877h2777v-6910h2724" svg:viewBox="0 0 5502 6911">
            <text:p/>
          </draw:connector>
          <draw:frame draw:style-name="gr8" draw:text-style-name="P5" draw:layer="layout" svg:width="0.967cm" svg:height="0.587cm" svg:x="13.488cm" svg:y="9.536cm">
            <draw:text-box>
              <text:p><text:span text:style-name="T3">11</text:span></text:p>
            </draw:text-box>
          </draw:frame>
          <draw:connector draw:style-name="gr22" draw:text-style-name="P1" draw:layer="layout" svg:x1="8.781cm" svg:y1="14.416cm" svg:x2="14.252cm" svg:y2="15.593cm" draw:start-shape="id11" draw:start-glue-point="1" svg:d="M8781 14416h3011v1177h2460" svg:viewBox="0 0 5472 1178">
            <text:p/>
          </draw:connector>
          <draw:connector draw:style-name="gr23" draw:text-style-name="P1" draw:layer="layout" svg:x1="8.781cm" svg:y1="14.975cm" svg:x2="14.262cm" svg:y2="15.989cm" draw:start-shape="id12" draw:start-glue-point="1" svg:d="M8781 14975h3016v1014h2465" svg:viewBox="0 0 5482 1015">
            <text:p/>
          </draw:connector>
          <draw:custom-shape draw:style-name="gr24" draw:text-style-name="P1" draw:layer="layout" svg:width="1.668cm" svg:height="3.238cm" svg:x="20.22cm" svg:y="7.508cm">
            <text:p/>
  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" draw:text-style-name="P2" xml:id="id13" draw:id="id13" draw:layer="layout" svg:x1="20.214cm" svg:y1="8.766cm" svg:x2="18.744cm" svg:y2="8.766cm">
            <text:p/>
          </draw:line>
          <draw:line draw:style-name="gr3" draw:text-style-name="P2" xml:id="id15" draw:id="id15" draw:layer="layout" svg:x1="20.211cm" svg:y1="9.272cm" svg:x2="18.741cm" svg:y2="9.272cm">
            <text:p/>
          </draw:line>
          <draw:line draw:style-name="gr4" draw:text-style-name="P2" xml:id="id14" draw:id="id14" draw:layer="layout" svg:x1="20.235cm" svg:y1="9.804cm" svg:x2="17.822cm" svg:y2="9.795cm">
            <text:p/>
          </draw:line>
          <draw:frame draw:style-name="gr11" draw:text-style-name="P3" draw:layer="layout" svg:width="2.712cm" svg:height="1.045cm" svg:x="21.92cm" svg:y="6.055cm">
            <draw:text-box>
              <text:p><text:span text:style-name="T1">Ball Release Servo</text:span></text:p>
            </draw:text-box>
          </draw:frame>
          <draw:line draw:style-name="gr16" draw:text-style-name="P6" draw:layer="layout" svg:x1="22.829cm" svg:y1="7.083cm" svg:x2="21.98cm" svg:y2="7.702cm">
            <text:p/>
          </draw:line>
          <draw:g>
            <draw:custom-shape draw:style-name="gr14" draw:text-style-name="P2" draw:layer="layout" svg:width="0.342cm" svg:height="0.381cm" svg:x="14.099cm" svg:y="13.52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svg:x="14.099cm" svg:y="13.9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7" draw:layer="layout" svg:width="0.342cm" svg:height="0.381cm" svg:x="14.097cm" svg:y="14.278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svg:x="14.097cm" svg:y="14.65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2" draw:layer="layout" svg:width="0.342cm" svg:height="0.381cm" svg:x="14.097cm" svg:y="15.032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2" draw:layer="layout" svg:width="0.342cm" svg:height="0.38cm" svg:x="14.097cm" svg:y="15.412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15" draw:text-style-name="P2" draw:layer="layout" svg:width="0.342cm" svg:height="0.38cm" svg:x="14.096cm" svg:y="15.7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svg:x="14.096cm" svg:y="16.16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svg:x="14.097cm" svg:y="16.54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342cm" svg:height="0.38cm" svg:x="14.097cm" svg:y="16.924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342cm" svg:height="0.38cm" svg:x="14.096cm" svg:y="17.30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3" draw:layer="layout" svg:width="2.712cm" svg:height="1.045cm" svg:x="15.478cm" svg:y="17.918cm">
            <draw:text-box>
              <text:p><text:span text:style-name="T1">Mega</text:span></text:p>
              <text:p><text:span text:style-name="T1">Comm Header</text:span></text:p>
            </draw:text-box>
          </draw:frame>
          <draw:line draw:style-name="gr16" draw:text-style-name="P6" draw:layer="layout" svg:x1="15.668cm" svg:y1="18.589cm" svg:x2="14.623cm" svg:y2="17.396cm">
            <text:p/>
          </draw:line>
          <draw:frame draw:style-name="gr13" draw:text-style-name="P5" draw:layer="layout" svg:width="0.968cm" svg:height="0.586cm" svg:x="14.15cm" svg:y="15.31cm">
            <draw:text-box>
              <text:p><text:span text:style-name="T3">16</text:span></text:p>
            </draw:text-box>
          </draw:frame>
          <draw:frame draw:style-name="gr13" draw:text-style-name="P5" draw:layer="layout" svg:width="0.967cm" svg:height="0.586cm" svg:x="14.162cm" svg:y="15.701cm">
            <draw:text-box>
              <text:p><text:span text:style-name="T3">17</text:span></text:p>
            </draw:text-box>
          </draw:frame>
          <draw:connector draw:style-name="gr12" draw:text-style-name="P1" draw:layer="layout" svg:x1="18.744cm" svg:y1="8.766cm" svg:x2="14.261cm" svg:y2="9.815cm" draw:start-shape="id13" draw:start-glue-point="3" svg:d="M18744 8766h-2517v1049h-1966" svg:viewBox="0 0 4484 1050">
            <text:p/>
          </draw:connector>
          <draw:g>
            <draw:custom-shape draw:style-name="gr14" draw:text-style-name="P2" draw:layer="layout" svg:width="0.343cm" svg:height="0.381cm" draw:transform="rotate (-1.55037597454656) translate (18.009cm 5.526cm)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342cm" svg:height="0.38cm" draw:transform="skewX (0.00523598775598299) rotate (-1.54740891481817) translate (18.016cm 5.867cm)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342cm" svg:height="0.38cm" draw:transform="skewX (0.00523598775598299) rotate (-1.54740891481817) translate (17.628cm 5.535cm)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draw:transform="skewX (0.00261799387799149) rotate (-1.55037597454656) translate (17.636cm 5.876cm)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342cm" svg:height="0.381cm" draw:transform="skewX (0.00261799387799149) rotate (-1.55037597454656) translate (17.243cm 5.545cm)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0.342cm" svg:height="0.38cm" draw:transform="skewX (0.00523598775598299) rotate (-1.54740891481817) translate (17.25cm 5.886cm)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3" draw:layer="layout" svg:width="2.712cm" svg:height="1.045cm" svg:x="17.679cm" svg:y="3.496cm">
            <draw:text-box>
              <text:p><text:span text:style-name="T1">Mega</text:span></text:p>
              <text:p><text:span text:style-name="T1">ICSP Header</text:span></text:p>
            </draw:text-box>
          </draw:frame>
          <draw:line draw:style-name="gr16" draw:text-style-name="P6" draw:layer="layout" svg:x1="18.319cm" svg:y1="4.551cm" svg:x2="17.646cm" svg:y2="5.415cm">
            <text:p/>
          </draw:line>
          <draw:connector draw:style-name="gr26" draw:text-style-name="P1" draw:layer="layout" svg:x1="17.822cm" svg:y1="9.799cm" svg:x2="17.087cm" svg:y2="6.057cm" draw:start-shape="id14" draw:start-glue-point="3" svg:d="M17822 9799h-643v-3742h-92" svg:viewBox="0 0 736 3743">
            <text:p/>
          </draw:connector>
          <draw:connector draw:style-name="gr10" draw:text-style-name="P1" draw:layer="layout" svg:x1="18.741cm" svg:y1="9.272cm" svg:x2="17.815cm" svg:y2="6.037cm" draw:start-shape="id15" draw:start-glue-point="3" svg:d="M18741 9272v-1893h-926v-1342" svg:viewBox="0 0 927 3236">
            <text:p/>
          </draw:connector>
          <draw:frame draw:style-name="gr13" draw:text-style-name="P5" draw:layer="layout" svg:width="0.51cm" svg:height="0.586cm" svg:x="16.509cm" svg:y="5.788cm">
            <draw:text-box>
              <text:p><text:span text:style-name="T3">6</text:span></text:p>
            </draw:text-box>
          </draw:frame>
          <draw:frame draw:style-name="gr8" draw:text-style-name="P5" draw:layer="layout" svg:width="0.508cm" svg:height="0.587cm" svg:x="17.993cm" svg:y="5.749cm">
            <draw:text-box>
              <text:p><text:span text:style-name="T3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ennis O'Brien</meta:initial-creator>
    <meta:creation-date>2024-03-15T16:15:53.443000000</meta:creation-date>
    <dc:date>2024-04-04T08:31:40.505000000</dc:date>
    <dc:creator>Dennis O'Brien</dc:creator>
    <meta:editing-duration>PT1H55M5S</meta:editing-duration>
    <meta:editing-cycles>11</meta:editing-cycles>
    <meta:generator>LibreOffice/7.2.7.2$Windows_X86_64 LibreOffice_project/8d71d29d553c0f7dcbfa38fbfda25ee34cce99a2</meta:generator>
    <meta:printed-by>Dennis O'Brien</meta:printed-by>
    <meta:print-date>2024-04-04T08:19:57.311000000</meta:print-date>
    <meta:document-statistic meta:object-count="91"/>
  </office:meta>
</office:document-meta>
</file>